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Gentium Book Basic" svg:font-family="'Gentium Book Basic'" style:font-pitch="variable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ntium Book Basic" fo:font-size="12pt" style:font-name-asian="Bree Serif1" style:font-size-asian="12pt" style:font-name-complex="Bree Serif1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ook Basic" fo:font-size="12pt" style:font-name-asian="Bree Serif1" style:font-size-asian="12pt" style:font-name-complex="Bree Serif1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style:font-name="Gentium Book Basic" fo:font-size="24pt" style:font-name-asian="Bree Serif1" style:font-size-asian="24pt" style:font-name-complex="Bree Serif1" style:font-size-complex="24pt"/>
    </style:style>
    <style:style style:name="T1" style:family="text">
      <style:text-properties style:font-name="Gentium Bas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y Doc</text:p>
      <text:p text:style-name="P2">Vivian Balding</text:p>
      <text:p text:style-name="P2"/>
      <text:p text:style-name="P1"/>
      <text:p text:style-name="P1">Settings:</text:p>
      <text:p text:style-name="P1"/>
      <text:p text:style-name="P1">Characters:</text:p>
      <text:p text:style-name="P1"/>
      <text:p text:style-name="P1">Plot Points:</text:p>
      <text:p text:style-name="P1"/>
      <text:p text:style-name="P1"/>
      <text:p text:style-name="P1"/>
      <text:p text:style-name="P1">Misc Ide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Gentium Book Basic" svg:font-family="'Gentium Book Basic'" style:font-pitch="variable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8T15:03:54.108145590</dc:date>
    <meta:editing-duration>PT1M11S</meta:editing-duration>
    <meta:editing-cycles>1</meta:editing-cycles>
    <meta:document-statistic meta:table-count="0" meta:image-count="0" meta:object-count="0" meta:page-count="1" meta:paragraph-count="6" meta:word-count="10" meta:character-count="66" meta:non-whitespace-character-count="62"/>
  </office:meta>
</office:document-meta>
</file>